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color="#999999"/>
    </style:style>
    <style:style style:name="T3" style:parent-style-name="Policepardéfaut" style:family="text">
      <style:text-properties fo:font-style="italic" style:font-style-asian="italic" style:font-style-complex="italic"/>
    </style:style>
    <style:style style:name="T4" style:parent-style-name="Policepardéfaut" style:family="text">
      <style:text-properties fo:font-style="italic" style:font-style-asian="italic" style:font-style-complex="italic"/>
    </style:style>
    <style:style style:name="P5" style:parent-style-name="Titre1" style:family="paragraph">
      <style:text-properties style:font-name="Liberation Serif" fo:font-weight="normal" style:font-weight-asian="normal" style:font-weight-complex="normal" fo:color="#000000" fo:font-size="12pt" style:font-size-asian="12pt" style:font-size-complex="12pt"/>
    </style:style>
    <style:style style:name="T6" style:parent-style-name="Policepardéfaut" style:family="text">
      <style:text-properties fo:color="#999999"/>
    </style:style>
    <style:style style:name="T7" style:parent-style-name="Policepardéfaut" style:family="text">
      <style:text-properties fo:color="#999999"/>
    </style:style>
    <style:style style:name="P8" style:parent-style-name="Standard" style:family="paragraph">
      <style:text-properties fo:color="#999999"/>
    </style:style>
    <style:style style:name="P9" style:parent-style-name="Standard" style:family="paragraph">
      <style:text-properties fo:color="#999999"/>
    </style:style>
    <style:style style:name="P10" style:parent-style-name="Standard" style:family="paragraph">
      <style:text-properties fo:color="#999999"/>
    </style:style>
    <style:style style:name="P11" style:parent-style-name="Standard" style:family="paragraph">
      <style:text-properties fo:color="#999999"/>
    </style:style>
    <style:style style:name="P12" style:parent-style-name="Standard" style:family="paragraph">
      <style:text-properties fo:color="#999999"/>
    </style:style>
    <style:style style:name="P13" style:parent-style-name="Standard" style:family="paragraph">
      <style:text-properties fo:color="#999999"/>
    </style:style>
    <style:style style:name="P14" style:parent-style-name="Standard" style:family="paragraph">
      <style:text-properties fo:color="#999999"/>
    </style:style>
    <style:style style:name="P15" style:parent-style-name="Standard" style:family="paragraph">
      <style:text-properties fo:color="#999999"/>
    </style:style>
    <style:style style:name="P16" style:parent-style-name="Standard" style:family="paragraph">
      <style:text-properties fo:color="#999999"/>
    </style:style>
    <style:style style:name="P17" style:parent-style-name="Standard" style:family="paragraph">
      <style:text-properties fo:color="#999999"/>
    </style:style>
    <style:style style:name="P18" style:parent-style-name="Standard" style:family="paragraph">
      <style:text-properties fo:color="#999999"/>
    </style:style>
    <style:style style:name="P19" style:parent-style-name="Standard" style:family="paragraph">
      <style:text-properties fo:color="#999999"/>
    </style:style>
    <style:style style:name="P20" style:parent-style-name="Standard" style:family="paragraph">
      <style:text-properties fo:color="#999999"/>
    </style:style>
    <style:style style:name="P21" style:parent-style-name="Standard" style:family="paragraph">
      <style:text-properties fo:color="#999999"/>
    </style:style>
    <style:style style:name="P22" style:parent-style-name="Standard" style:family="paragraph">
      <style:text-properties fo:color="#999999"/>
    </style:style>
    <style:style style:name="P23" style:parent-style-name="Standard" style:family="paragraph">
      <style:text-properties fo:color="#999999"/>
    </style:style>
    <style:style style:name="P24" style:parent-style-name="Standard" style:family="paragraph">
      <style:text-properties fo:color="#999999"/>
    </style:style>
    <style:style style:name="P25" style:parent-style-name="Standard" style:family="paragraph">
      <style:text-properties fo:color="#999999"/>
    </style:style>
    <style:style style:name="P26" style:parent-style-name="Standard" style:family="paragraph">
      <style:text-properties fo:color="#999999"/>
    </style:style>
    <style:style style:name="P27" style:parent-style-name="Standard" style:family="paragraph">
      <style:text-properties fo:color="#999999"/>
    </style:style>
  </office:automatic-styles>
  <office:body>
    <office:text text:use-soft-page-breaks="true">
      <text:p text:style-name="P1">Note : les entrées en gris sont à remplacer par votre propre texte</text:p>
      <text:p text:style-name="Standard"/>
      <text:p text:style-name="Titre">Rapport de projet de LP25</text:p>
      <text:p text:style-name="Standard"/>
      <text:p text:style-name="P2">Liste des membres : nom, prénom, niveau (TCn)</text:p>
      <text:p text:style-name="Standard"/>
      <text:p text:style-name="Standard">Automne 2022</text:p>
      <text:p text:style-name="Standard"/>
      <text:h text:style-name="Titre1" text:outline-level="1">Contexte du projet</text:h>
      <text:p text:style-name="Standard"/>
      <text:p text:style-name="Standard">Le<text:s/>projet de LP25 est un projet en C ayant pour but d’appliquer les notions de C système vues en cours, TD et TP sur un cas d’usage concret. Pour l’édition de cette année du projet, l’objectif est de fournir une implémentation simplifiée de l’utilisateur<text:s/><text:span text:style-name="T3">rsyn</text:span><text:span text:style-name="T4">c</text:span><text:s/>utilisé pour faire des sauvegardes de fichiers. L’implémentation proposera un fonctionnement séquentiel et un fonctionnement parallèle.</text:p>
      <text:p text:style-name="Standard"/>
      <text:h text:style-name="P5" text:outline-level="1">lp25-backup a<text:s/>donc<text:s/><text:s/>pour mission d'aider deux dossiers à rester synchronisés, c'est-à-dire à avoir les<text:s/>mêmes fichiers</text:h>
      <text:h text:style-name="Titre1" text:outline-level="1">État des lieux des compétences du groupe</text:h>
      <text:p text:style-name="Textbody"/>
      <text:p text:style-name="Textbody">Avant LP25, notre groupe a suivit l’UV IF2 en TC01. Nous avons alors abordés les notions de base du langage C et de la programmation. Nous y avons vu les listes, les tableaux, les pointeurs, les structures, etc. Cependant des notions comme les listes chainées n’ont pas été abordés dans cette UV. Tous les membres de ce groupes suivent l’UV LO21 qui nous a permis pendant le projet de comprendre des notions comme les liste chainées par exemple.</text:p>
      <text:p text:style-name="Textbody"/>
      <text:p text:style-name="Textbody">Après avoir suivi l’UV LP25,<text:s/><text:line-break/><text:line-break/></text:p>
      <text:p text:style-name="Standard"/>
      <text:p text:style-name="Standard"><text:span text:style-name="T6">Ajouter ici un contexte relativement à votre compétence en C avant LP25, et tirée des C/TD/TP pour situer vos difficultés anticipées au début du p</text:span><text:span text:style-name="T7">rojet</text:span></text:p>
      <text:p text:style-name="Standard"/>
      <text:h text:style-name="Titre1" text:outline-level="1">Répartition des tâches : planification</text:h>
      <text:p text:style-name="Standard"/>
      <text:p text:style-name="P8">Ici, décrire les tâches telles que vous les avez identifiées, et à qui elles ont été affectées. Donner les estimations de durée de chaque tâche.</text:p>
      <text:p text:style-name="Standard"/>
      <text:soft-page-break/>
      <text:h text:style-name="Titre1" text:outline-level="1">Répartition des tâches : réalisation</text:h>
      <text:p text:style-name="Standard"/>
      <text:p text:style-name="P9">Reprendre la section<text:s/>ci-dessus avec cette fois les données réelles : qui a fait quoi, en combien de temps.</text:p>
      <text:p text:style-name="Standard"/>
      <text:h text:style-name="Titre1" text:outline-level="1">Difficultés rencontrées</text:h>
      <text:p text:style-name="Standard"/>
      <text:h text:style-name="Titre2" text:outline-level="2">Compréhension des objectifs</text:h>
      <text:p text:style-name="Standard"/>
      <text:p text:style-name="P10">Décrire pour chaque difficulté liée à la compréhension des instructions :</text:p>
      <text:list text:style-name="LFO1" text:continue-numbering="true">
        <text:list-item>
          <text:p text:style-name="P11">Quelle instruction était incomplète pour<text:s/>vous</text:p>
        </text:list-item>
        <text:list-item>
          <text:p text:style-name="P12">Comment vous avez complété votre compréhension de l’instruction</text:p>
        </text:list-item>
        <text:list-item>
          <text:p text:style-name="P13">Si vous auriez pu remédier à ce problème plus tôt</text:p>
        </text:list-item>
      </text:list>
      <text:p text:style-name="Standard"/>
      <text:h text:style-name="Titre2" text:outline-level="2">Réalisation des objectifs</text:h>
      <text:p text:style-name="Standard"/>
      <text:p text:style-name="P14">Décrire pour chaque difficulté rencontrée dans l’implémentation :</text:p>
      <text:list text:style-name="LFO2" text:continue-numbering="true">
        <text:list-item>
          <text:p text:style-name="P15">Les « symptômes » de cette difficulté (par<text:s/>ex. : des résultats incohérents, des données perdues dans les communications, etc.)</text:p>
        </text:list-item>
        <text:list-item>
          <text:p text:style-name="P16">Comment le problème a été résolu (architecture du code dans la fonctionnalité concernée par exemple)</text:p>
        </text:list-item>
        <text:list-item>
          <text:p text:style-name="P17">Si le problème aurait pu être anticipé.</text:p>
        </text:list-item>
        <text:list-item>
          <text:p text:style-name="P18">Ce qui aurait pu faciliter la résolution/éviter le problème</text:p>
        </text:list-item>
      </text:list>
      <text:p text:style-name="Standard"/>
      <text:h text:style-name="Titre1" text:outline-level="1">Proposition d’une amélioration</text:h>
      <text:p text:style-name="Standard"/>
      <text:p text:style-name="P19">Le modèle de code n’est pas optimal. Proposer une piste d’amélioration en décrivant dans les grandes lignes ce que ça changerait au code.</text:p>
      <text:p text:style-name="Standard"/>
      <text:h text:style-name="Titre1" text:outline-level="1">Analyse des résultats</text:h>
      <text:p text:style-name="Standard"/>
      <text:p text:style-name="P20">Proposer votre analyse des<text:s/>résultats</text:p>
      <text:p text:style-name="Standard"/>
      <text:h text:style-name="Titre1" text:outline-level="1">Retour d’expérience</text:h>
      <text:p text:style-name="Standard"/>
      <text:p text:style-name="Standard">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text:s/>projet. Certaines structures, en revanche, ont une approche bien plus formelle et enrichissante du RETEX,<text:s/><text:soft-page-break/>on pourra par exemple citer les forces armées et l’industrie électro-nucléaire. En effet, procéder à un 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Standard"/>
      <text:p text:style-name="P21">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p>
      <text:p text:style-name="P22"/>
      <text:p text:style-name="P23">Pour chaque blocage, identifier la tâche, l’impact sur le projet (délai, performance, complétion), la source profonde selon vous (incompréhension du sujet, mauvaise évaluation de la charge nécessaire, etc.), comment – avec le recul – il aurait été plus efficace de procéder et ce que cette prise de recul vous apporte pour votre futur.</text:p>
      <text:p text:style-name="P24"/>
      <text:p text:style-name="P25">Dans cette partie, il est nécessaire de faire preuve de lucidité sur ses propres performances pour<text:s/>progresser vers votre futur métier d’ingénieur. Par exemple, avoir négligé la planification et sous-estimé le temps nécessaire au projet peut être une erreur fréquente et de laquelle tirer une leçon d’importance.</text:p>
      <text:p text:style-name="P26"/>
      <text:h text:style-name="Titre1" text:outline-level="1">Conclusion</text:h>
      <text:p text:style-name="Standard"/>
      <text:p text:style-name="P27">Vous conclurez sur votre projet et son déroulement dans cette sect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 style:display-name="Table" style:family="paragraph" style:parent-style-name="Légend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lo</meta:initial-creator>
    <dc:creator>Malo</dc:creator>
    <meta:creation-date>2024-01-06T13:45:00Z</meta:creation-date>
    <dc:date>2024-01-06T13:46:00Z</dc:date>
    <meta:template xlink:href="Normal.dotm" xlink:type="simple"/>
    <meta:editing-cycles>2</meta:editing-cycles>
    <meta:editing-duration>PT60S</meta:editing-duration>
    <meta:document-statistic meta:page-count="3" meta:paragraph-count="9" meta:word-count="765" meta:character-count="4968" meta:row-count="35" meta:non-whitespace-character-count="4212"/>
  </office:meta>
</office:document-meta>
</file>